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BB800000834A3A80CC64065EA70.png" manifest:media-type="image/png"/>
  <manifest:file-entry manifest:full-path="Pictures/1000000000000BB800000834E93E4F8AD1174F41.png" manifest:media-type="image/png"/>
  <manifest:file-entry manifest:full-path="Pictures/1000000000000BB8000008346FF0240ED7D3AF05.png" manifest:media-type="image/png"/>
  <manifest:file-entry manifest:full-path="Pictures/1000000000000BB8000008346D3DA55FC5E3D377.png" manifest:media-type="image/png"/>
  <manifest:file-entry manifest:full-path="Pictures/1000000000000BB80000083492EA17EAD820130F.png" manifest:media-type="image/png"/>
  <manifest:file-entry manifest:full-path="Pictures/1000000000000BB800000834BF5C1F8F45F2EA93.png" manifest:media-type="image/png"/>
  <manifest:file-entry manifest:full-path="Pictures/1000000000000BB800000834488DDB2BE54CDA53.png" manifest:media-type="image/png"/>
  <manifest:file-entry manifest:full-path="Pictures/1000000000000BB800000834256C8156F7977042.png" manifest:media-type="image/png"/>
  <manifest:file-entry manifest:full-path="Pictures/1000000000000BB8000008346A7683688FC4565E.png" manifest:media-type="image/png"/>
  <manifest:file-entry manifest:full-path="Pictures/1000000000000BB800000834F7F9F3A6E6ECC8DE.png" manifest:media-type="image/png"/>
  <manifest:file-entry manifest:full-path="Pictures/1000000000000BB800000834E384F6A2AC80A5F5.png" manifest:media-type="image/png"/>
  <manifest:file-entry manifest:full-path="Pictures/1000000000000BB80000083490D64362BFEA103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2.499cm" svg:height="15.749cm" svg:x="2.814cm" svg:y="0.022cm">
          <draw:image xlink:href="Pictures/1000000000000BB800000834E93E4F8AD1174F4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22.499cm" svg:height="15.749cm" svg:x="2.814cm" svg:y="0.022cm">
          <draw:image xlink:href="Pictures/1000000000000BB8000008346D3DA55FC5E3D37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22.499cm" svg:height="15.749cm" svg:x="2.814cm" svg:y="0.022cm">
          <draw:image xlink:href="Pictures/1000000000000BB80000083492EA17EAD820130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22.499cm" svg:height="15.749cm" svg:x="2.814cm" svg:y="0.022cm">
          <draw:image xlink:href="Pictures/1000000000000BB800000834A3A80CC64065EA7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22.499cm" svg:height="15.749cm" svg:x="2.814cm" svg:y="0.022cm">
          <draw:image xlink:href="Pictures/1000000000000BB800000834488DDB2BE54CDA5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22.499cm" svg:height="15.749cm" svg:x="2.814cm" svg:y="0.022cm">
          <draw:image xlink:href="Pictures/1000000000000BB800000834256C8156F797704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22.499cm" svg:height="15.749cm" svg:x="2.814cm" svg:y="0.022cm">
          <draw:image xlink:href="Pictures/1000000000000BB800000834BF5C1F8F45F2EA9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" draw:layer="layout" svg:width="22.499cm" svg:height="15.749cm" svg:x="2.814cm" svg:y="0.022cm">
          <draw:image xlink:href="Pictures/1000000000000BB8000008346FF0240ED7D3AF0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1" draw:layer="layout" svg:width="22.499cm" svg:height="15.749cm" svg:x="2.814cm" svg:y="0.022cm">
          <draw:image xlink:href="Pictures/1000000000000BB8000008346A7683688FC456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1" draw:layer="layout" svg:width="22.499cm" svg:height="15.749cm" svg:x="2.814cm" svg:y="0.022cm">
          <draw:image xlink:href="Pictures/1000000000000BB800000834F7F9F3A6E6ECC8D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" draw:text-style-name="P1" draw:layer="layout" svg:width="22.499cm" svg:height="15.749cm" svg:x="2.814cm" svg:y="0.022cm">
          <draw:image xlink:href="Pictures/1000000000000BB800000834E384F6A2AC80A5F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" draw:text-style-name="P1" draw:layer="layout" svg:width="22.499cm" svg:height="15.749cm" svg:x="2.814cm" svg:y="0.022cm">
          <draw:image xlink:href="Pictures/1000000000000BB80000083490D64362BFEA103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18T22:15:48.613000000</meta:creation-date>
    <dc:date>2024-07-19T10:08:34.978000000</dc:date>
    <meta:editing-duration>PT12M58S</meta:editing-duration>
    <meta:editing-cycles>2</meta:editing-cycles>
    <meta:generator>View_PPTX_PLUS/7.4.0.3$Windows_X86_64 LibreOffice_project/</meta:generator>
    <meta:document-statistic meta:object-count="57"/>
  </office:meta>
</office:document-meta>
</file>